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0.066773" calcext:value-type="float">
            <text:p>0,066773</text:p>
          </table:table-cell>
        </table:table-row>
        <table:table-row table:style-name="ro1">
          <table:table-cell office:value-type="float" office:value="0.047368" calcext:value-type="float">
            <text:p>0,047368</text:p>
          </table:table-cell>
        </table:table-row>
        <table:table-row table:style-name="ro1">
          <table:table-cell office:value-type="float" office:value="0.046615" calcext:value-type="float">
            <text:p>0,046615</text:p>
          </table:table-cell>
        </table:table-row>
        <table:table-row table:style-name="ro1">
          <table:table-cell office:value-type="float" office:value="0.049933" calcext:value-type="float">
            <text:p>0,049933</text:p>
          </table:table-cell>
        </table:table-row>
        <table:table-row table:style-name="ro1">
          <table:table-cell office:value-type="float" office:value="0.046635" calcext:value-type="float">
            <text:p>0,046635</text:p>
          </table:table-cell>
        </table:table-row>
        <table:table-row table:style-name="ro1">
          <table:table-cell office:value-type="float" office:value="0.047435" calcext:value-type="float">
            <text:p>0,047435</text:p>
          </table:table-cell>
        </table:table-row>
        <table:table-row table:style-name="ro1">
          <table:table-cell office:value-type="float" office:value="0.046709" calcext:value-type="float">
            <text:p>0,046709</text:p>
          </table:table-cell>
        </table:table-row>
        <table:table-row table:style-name="ro1">
          <table:table-cell office:value-type="float" office:value="0.049947" calcext:value-type="float">
            <text:p>0,049947</text:p>
          </table:table-cell>
        </table:table-row>
        <table:table-row table:style-name="ro1">
          <table:table-cell office:value-type="float" office:value="0.045342" calcext:value-type="float">
            <text:p>0,045342</text:p>
          </table:table-cell>
        </table:table-row>
        <table:table-row table:style-name="ro1">
          <table:table-cell office:value-type="float" office:value="0.047496" calcext:value-type="float">
            <text:p>0,047496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10]) / 10" office:value-type="float" office:value="0.0494253" calcext:value-type="float">
            <text:p>0,0494253</text:p>
          </table:table-cell>
        </table:table-row>
        <table:table-row table:style-name="ro1">
          <table:table-cell table:formula="of:=SUM([.A2:.A10]) / 9" office:value-type="float" office:value="0.0474977777777778" calcext:value-type="float">
            <text:p>0,0474977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 style:data-style-name="N2" text:time-value="22:55:42.3018729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1:43:12.769484733</meta:creation-date>
    <dc:date>2022-05-19T23:32:48.341159478</dc:date>
    <meta:editing-duration>PT24M15S</meta:editing-duration>
    <meta:editing-cycles>5</meta:editing-cycles>
    <meta:generator>LibreOffice/6.4.7.2$Linux_X86_64 LibreOffice_project/40$Build-2</meta:generator>
    <meta:document-statistic meta:table-count="1" meta:cell-count="12" meta:object-count="0"/>
  </office:meta>
</office:document-meta>
</file>